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public-property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public-property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public-property-vir" style:display-name="PageStyle_hate-crimes-public-property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